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UI Semilight" svg:font-family="Yu Gothic UI Semilight" style:font-family-generic="swiss" style:font-pitch="variable" svg:panose-1="2 11 4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50%"/>
      <style:text-properties style:font-name="Times New Roman" style:font-name-asian="Yu Gothic UI Semilight" style:font-name-complex="Times New Roman" fo:font-weight="bold" style:font-weight-asian="bold" style:font-weight-complex="bold" fo:font-size="14pt" style:font-size-asian="14pt" style:font-size-complex="14pt"/>
    </style:style>
    <style:style style:name="P2" style:parent-style-name="Normal" style:family="paragraph">
      <style:paragraph-properties fo:text-align="center" fo:margin-bottom="0in" fo:line-height="150%"/>
      <style:text-properties style:font-name="Times New Roman" style:font-name-asian="Yu Gothic UI Semilight" style:font-name-complex="Times New Roman" fo:font-weight="bold" style:font-weight-asian="bold" style:font-weight-complex="bold" fo:font-size="14pt" style:font-size-asian="14pt" style:font-size-complex="14pt"/>
    </style:style>
    <style:style style:name="P3" style:parent-style-name="Normal" style:family="paragraph">
      <style:paragraph-properties fo:text-align="center" fo:margin-bottom="0in" fo:line-height="150%"/>
      <style:text-properties style:font-name="Times New Roman" style:font-name-asian="Yu Gothic UI Semilight" style:font-name-complex="Times New Roman" fo:font-weight="bold" style:font-weight-asian="bold" style:font-weight-complex="bold" fo:font-size="14pt" style:font-size-asian="14pt" style:font-size-complex="14pt"/>
    </style:style>
    <style:style style:name="P4" style:parent-style-name="Normal" style:family="paragraph">
      <style:text-properties style:font-name="Times New Roman" style:font-name-asian="Yu Gothic UI Semilight" style:font-name-complex="Times New Roman" fo:font-size="12pt" style:font-size-asian="12pt" style:font-size-complex="12pt"/>
    </style:style>
    <style:style style:name="P5" style:parent-style-name="ListParagraph" style:list-style-name="LFO2" style:family="paragraph">
      <style:paragraph-properties fo:margin-left="0.2958in" fo:text-indent="-0.2958in">
        <style:tab-stops/>
      </style:paragraph-properties>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6" style:parent-style-name="Normal" style:family="paragraph">
      <style:paragraph-properties fo:margin-left="0.2958in">
        <style:tab-stops/>
      </style:paragraph-properties>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 style:parent-style-name="Normal" style:family="paragraph">
      <style:paragraph-properties fo:margin-left="0.2958in">
        <style:tab-stops/>
      </style:paragraph-properties>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 style:parent-style-name="Normal" style:family="paragraph">
      <style:paragraph-properties fo:margin-left="0.2958in">
        <style:tab-stops/>
      </style:paragraph-properties>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9" style:parent-style-name="Normal" style:family="paragraph">
      <style:paragraph-properties fo:margin-left="0.2958in">
        <style:tab-stops/>
      </style:paragraph-properties>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10" style:parent-style-name="Normal" style:family="paragraph">
      <style:paragraph-properties fo:margin-bottom="0in" fo:line-height="150%" fo:text-indent="0.2958in"/>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11" style:parent-style-name="Normal" style:family="paragraph">
      <style:paragraph-properties fo:margin-bottom="0in" fo:line-height="150%" fo:text-indent="0.2958in"/>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12" style:parent-style-name="Normal" style:family="paragraph">
      <style:paragraph-properties fo:margin-bottom="0in" fo:line-height="150%" fo:text-indent="0.2958in"/>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13" style:parent-style-name="Normal" style:family="paragraph">
      <style:paragraph-properties fo:margin-bottom="0in" fo:line-height="150%" fo:text-indent="0.2958in"/>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14" style:parent-style-name="Normal" style:family="paragraph">
      <style:paragraph-properties fo:margin-bottom="0in" fo:line-height="150%" fo:text-indent="0.2958in"/>
    </style:style>
    <style:style style:name="T15"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16"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18"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19" style:parent-style-name="Hyperlink"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20" style:parent-style-name="DefaultParagraphFont" style:family="text">
      <style:text-properties style:font-name="Times New Roman" style:font-name-complex="Times New Roman" fo:font-weight="bold" style:font-weight-asian="bold" style:font-weight-complex="bold"/>
    </style:style>
    <style:style style:name="P21" style:parent-style-name="Normal" style:family="paragraph">
      <style:paragraph-properties fo:margin-bottom="0in" fo:line-height="150%" fo:text-indent="0.2958in"/>
      <style:text-properties style:font-name="Times New Roman" style:font-name-complex="Times New Roman" fo:font-weight="bold" style:font-weight-asian="bold" style:font-weight-complex="bold"/>
    </style:style>
    <style:style style:name="P22" style:parent-style-name="Normal" style:family="paragraph">
      <style:paragraph-properties fo:margin-bottom="0in" fo:line-height="150%"/>
      <style:text-properties style:font-name="Times New Roman" style:font-name-complex="Times New Roman" fo:font-weight="bold" style:font-weight-asian="bold" style:font-weight-complex="bold"/>
    </style:style>
    <style:style style:name="P23"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24"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25" style:parent-style-name="ListParagraph" style:list-style-name="LFO3" style:family="paragraph">
      <style:paragraph-properties fo:margin-bottom="0in" fo:line-height="150%"/>
    </style:style>
    <style:style style:name="T26"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T28"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T29"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P30" style:parent-style-name="ListParagraph" style:list-style-name="LFO3"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31" style:parent-style-name="Normal" style:family="paragraph">
      <style:paragraph-properties fo:margin-bottom="0in" fo:line-height="150%"/>
    </style:style>
    <style:style style:name="T32"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T33" style:parent-style-name="DefaultParagraphFont" style:family="text">
      <style:text-properties style:font-name="Times New Roman" style:font-name-asian="Yu Gothic UI Semilight" style:font-name-complex="Times New Roman" fo:font-weight="bold" style:font-weight-asian="bold" style:font-weight-complex="bold" fo:font-size="14pt" style:font-size-asian="14pt" style:font-size-complex="14pt"/>
    </style:style>
    <style:style style:name="T34"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35" style:parent-style-name="ListParagraph" style:list-style-name="LFO5" style:family="paragraph">
      <style:paragraph-properties fo:margin-bottom="0in" fo:line-height="150%"/>
    </style:style>
    <style:style style:name="T36" style:parent-style-name="DefaultParagraphFont" style:family="text">
      <style:text-properties style:font-name="Times New Roman" style:font-name-complex="Times New Roman" fo:font-weight="bold" style:font-weight-asian="bold" style:font-weight-complex="bold"/>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fo:font-weight="bold" style:font-weight-asian="bold" style:font-weight-complex="bold"/>
    </style:style>
    <style:style style:name="P39" style:parent-style-name="ListParagraph" style:list-style-name="LFO5" style:family="paragraph">
      <style:paragraph-properties fo:margin-bottom="0in" fo:line-height="150%"/>
    </style:style>
    <style:style style:name="T40"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P41"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42" style:parent-style-name="Normal" style:family="paragraph">
      <style:paragraph-properties fo:margin-bottom="0in" fo:line-height="150%"/>
    </style:style>
    <style:style style:name="T43"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T44"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45"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46" style:parent-style-name="Normal" style:family="paragraph">
      <style:paragraph-properties fo:margin-bottom="0in" fo:line-height="150%"/>
    </style:style>
    <style:style style:name="T47"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48" style:parent-style-name="Normal" style:family="paragraph">
      <style:paragraph-properties fo:margin-bottom="0in" fo:line-height="150%"/>
    </style:style>
    <style:style style:name="T49"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50" style:parent-style-name="Normal" style:family="paragraph">
      <style:paragraph-properties fo:margin-bottom="0in" fo:line-height="150%"/>
    </style:style>
    <style:style style:name="T51"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52" style:parent-style-name="Normal" style:family="paragraph">
      <style:paragraph-properties fo:margin-bottom="0in" fo:line-height="150%"/>
    </style:style>
    <style:style style:name="T53"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54" style:parent-style-name="Normal" style:family="paragraph">
      <style:paragraph-properties fo:margin-bottom="0in" fo:line-height="150%"/>
    </style:style>
    <style:style style:name="T55"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56" style:parent-style-name="Normal" style:family="paragraph">
      <style:paragraph-properties fo:margin-bottom="0in" fo:line-height="150%"/>
    </style:style>
    <style:style style:name="T57" style:parent-style-name="DefaultParagraphFont" style:family="text">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GB"/>
    </style:style>
    <style:style style:name="P58"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fo:language="en" fo:country="ID"/>
    </style:style>
    <style:style style:name="P59"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60"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61" style:parent-style-name="Normal" style:family="paragraph">
      <style:paragraph-properties fo:margin-bottom="0in" fo:line-height="150%"/>
      <style:text-properties style:font-name="Times New Roman" style:font-name-complex="Times New Roman" fo:font-weight="bold" style:font-weight-asian="bold" style:font-weight-complex="bold"/>
    </style:style>
    <style:style style:name="P62" style:parent-style-name="Normal" style:family="paragraph">
      <style:paragraph-properties fo:margin-bottom="0in" fo:line-height="150%"/>
      <style:text-properties style:font-name="Times New Roman" style:font-name-complex="Times New Roman" fo:font-weight="bold" style:font-weight-asian="bold" style:font-weight-complex="bold"/>
    </style:style>
    <style:style style:name="P63" style:parent-style-name="Normal" style:family="paragraph">
      <style:paragraph-properties fo:margin-bottom="0in" fo:line-height="150%"/>
      <style:text-properties style:font-name="Times New Roman" style:font-name-complex="Times New Roman" fo:font-weight="bold" style:font-weight-asian="bold" style:font-weight-complex="bold"/>
    </style:style>
    <style:style style:name="P64" style:parent-style-name="Normal" style:family="paragraph">
      <style:paragraph-properties fo:margin-bottom="0in" fo:line-height="150%"/>
      <style:text-properties style:font-name="Times New Roman" style:font-name-complex="Times New Roman" fo:font-weight="bold" style:font-weight-asian="bold" style:font-weight-complex="bold"/>
    </style:style>
    <style:style style:name="P65" style:parent-style-name="Normal" style:family="paragraph">
      <style:paragraph-properties fo:margin-bottom="0in" fo:line-height="150%"/>
    </style:style>
    <style:style style:name="T66" style:parent-style-name="DefaultParagraphFont" style:family="text">
      <style:text-properties style:font-name="Times New Roman" style:font-name-complex="Times New Roman" fo:font-weight="bold" style:font-weight-asian="bold" style:font-weight-complex="bold"/>
    </style:style>
    <style:style style:name="T67" style:parent-style-name="DefaultParagraphFont" style:family="text">
      <style:text-properties style:font-name="Times New Roman" style:font-name-complex="Times New Roman" fo:font-weight="bold" style:font-weight-asian="bold" style:font-weight-complex="bold"/>
    </style:style>
    <style:style style:name="P68" style:parent-style-name="Normal"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69"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0"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1"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2"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3"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4"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5" style:parent-style-name="ListParagraph" style:list-style-name="LFO6"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76" style:parent-style-name="ListParagraph" style:list-style-name="LFO6" style:family="paragraph">
      <style:paragraph-properties fo:margin-bottom="0in" fo:line-height="100%"/>
    </style:style>
    <style:style style:name="T77" style:parent-style-name="DefaultParagraphFont" style:family="text">
      <style:text-properties style:font-name="Times New Roman" style:font-name-complex="Times New Roman" fo:font-weight="bold" style:font-weight-asian="bold" style:font-weight-complex="bold"/>
    </style:style>
    <style:style style:name="P78" style:parent-style-name="ListParagraph" style:list-style-name="LFO6" style:family="paragraph">
      <style:paragraph-properties fo:margin-bottom="0in" fo:line-height="100%"/>
    </style:style>
    <style:style style:name="T79" style:parent-style-name="DefaultParagraphFont" style:family="text">
      <style:text-properties style:font-name="Times New Roman" style:font-name-complex="Times New Roman" fo:font-weight="bold" style:font-weight-asian="bold" style:font-weight-complex="bold"/>
    </style:style>
    <style:style style:name="P80" style:parent-style-name="Normal" style:family="paragraph">
      <style:paragraph-properties fo:margin-bottom="0in" fo:line-height="10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1"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2" style:parent-style-name="ListParagraph" style:list-style-name="LFO7" style:family="paragraph">
      <style:paragraph-properties fo:margin-bottom="0in" fo:line-height="150%"/>
    </style:style>
    <style:style style:name="T83"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T84"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T85" style:parent-style-name="DefaultParagraphFont" style:family="text">
      <style:text-properties style:font-name="Times New Roman" style:font-name-complex="Times New Roman" fo:font-weight="bold" style:font-weight-asian="bold" style:font-weight-complex="bold" fo:color="#202124" fo:background-color="#FFFFFF"/>
    </style:style>
    <style:style style:name="P86"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7"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8" style:parent-style-name="Normal" style:family="paragraph">
      <style:paragraph-properties fo:margin-bottom="0in" fo:line-height="150%"/>
      <style:text-properties style:font-name="Times New Roman" style:font-name-asian="Yu Gothic UI Semilight" style:font-name-complex="Times New Roman" fo:font-weight="bold" style:font-weight-asian="bold" style:font-weight-complex="bold" fo:font-size="12pt" style:font-size-asian="12pt" style:font-size-complex="12pt"/>
    </style:style>
    <style:style style:name="P89" style:parent-style-name="Normal" style:family="paragraph">
      <style:text-properties style:font-name="Times New Roman" style:font-name-complex="Times New Roman"/>
    </style:style>
  </office:automatic-styles>
  <office:body>
    <office:text text:use-soft-page-breaks="true">
      <text:p text:style-name="P1">UJIAN TENGAH SEMESTER (UTS)</text:p>
      <text:p text:style-name="P2">MATA KULIAH PENDIDIKAN AGAMA ISLAM</text:p>
      <text:p text:style-name="P3">STMIK ANTAR BANGSA – DAARUL QUR’AN</text:p>
      <text:p text:style-name="P4"/>
      <text:list text:style-name="LFO1">
        <text:list-item text:start-value="1">
          <text:p text:style-name="P5">IDENTITAS MATA KULIAH</text:p>
        </text:list-item>
      </text:list>
      <text:p text:style-name="P6">Nama Mahasiswa<text:tab/>:<text:s/>Lutfi Ul Zaman</text:p>
      <text:p text:style-name="P7">NIM<text:tab/><text:tab/><text:tab/>:<text:s/>2120239</text:p>
      <text:p text:style-name="P8">KELAS<text:tab/><text:tab/><text:tab/>:<text:s/>2.2A</text:p>
      <text:p text:style-name="P9">Mata kuliah<text:tab/><text:tab/>: Pendidikan<text:s/>Kewarganegaraan<text:tab/><text:s/></text:p>
      <text:p text:style-name="P10">Jurusan<text:s/><text:tab/><text:tab/><text:tab/>: Sistem Informatika</text:p>
      <text:p text:style-name="P11">Semester<text:s/><text:tab/><text:tab/><text:tab/>: Genap</text:p>
      <text:p text:style-name="P12">Program <text:s text:c="2"/><text:tab/><text:tab/>: Srata 1 (S-1)</text:p>
      <text:p text:style-name="P13">Pengampu<text:tab/><text:tab/>: Hj. Maryati, M.Ag</text:p>
      <text:p text:style-name="P14"><text:span text:style-name="T15">Email <text:s text:c="4"/></text:span><text:span text:style-name="T16"><text:tab/></text:span><text:span text:style-name="T17"><text:tab/></text:span><text:span text:style-name="T18"><text:tab/>:<text:s/></text:span><text:a xlink:href="mailto:umi.najla9@gmail.com" office:target-frame-name="_top" xlink:show="replace"><text:span text:style-name="T19">umi.najla9@gmail.com</text:span></text:a><text:span text:style-name="T20"><text:s/></text:span></text:p>
      <text:p text:style-name="P21"/>
      <text:p text:style-name="P22"/>
      <text:p text:style-name="P23">B. SOAL-SOAL</text:p>
      <text:p text:style-name="P24">1. Jelaskan<text:s/>pengertian dari Pendidikan Kewarganegaraan dan tujuan Pendidikan kewarganegaraan! Jelaskan menurut pendapat kalian mengapa mahasiswa perlu mempelajari Pendidikan kewarganegaraan !</text:p>
      <text:list text:style-name="LFO3" text:continue-numbering="true">
        <text:list-item>
          <text:p text:style-name="P25"><text:span text:style-name="T26">Pendidikan Kewarganegaraan adalah Pendidikan politik yang fokus materinya peranan warga negara<text:s/></text:span><text:span text:style-name="T27">dalam kehidupan bernegara <text:s/>yang semua itu di proses untuk membina <text:s/>sesuai dengan ketentuan Pancasila dan UUD 1945</text:span><text:span text:style-name="T28"><text:s/>agar menjadi warga indonesia yg dapat di andalkan dan mampu berpatisipasi membangun system politik demokratis</text:span><text:span text:style-name="T29">.</text:span></text:p>
        </text:list-item>
        <text:list-item>
          <text:p text:style-name="P30">Bagi saya mahasiswa perlu mempelajari Pendidikan kewarganegaraan karena kita sebagai mahasiswa hidup di dalam negara yang bernegara maka sudah semestinya mempelajari dan mengamali pelajaran<text:s/>Pendidikan kewarganeraan <text:s/>agar memiliki pengetahuan politik secara dewasa.</text:p>
        </text:list-item>
      </text:list>
      <text:p text:style-name="P31"><text:span text:style-name="T32">2</text:span><text:span text:style-name="T33">.<text:s/></text:span><text:span text:style-name="T34">Jelaskan Pengertian Filsafat Pancasila menurut para Ahli!</text:span></text:p>
      <text:list text:style-name="LFO5" text:continue-numbering="true">
        <text:list-item>
          <text:p text:style-name="P35"><text:span text:style-name="T36">Pengertian Filsafat Pancasila ,<text:s/></text:span><text:span text:style-name="T37">Sesuai dengan jati luhur dan karakter dari bangsa Indonesia yang berbeda dengan bangsa lainnya.Yang mana diyakini sebagai suatu<text:s/></text:span><text:soft-page-break/><text:span text:style-name="T38">kesatuan nilai atau norma yang dianggap paling benar paling baik sesuai dengan negara.</text:span></text:p>
        </text:list-item>
        <text:list-item>
          <text:p text:style-name="P39"><text:span text:style-name="T40">Menurut Ruslan Abdulgani, Pancasila itu adalah filsafat dari negara yang terlahir sebagai ideologi kolektif (cita-cita bersama) seluruh rakyat dan bangsa Indonesia</text:span></text:p>
        </text:list-item>
      </text:list>
      <text:p text:style-name="P41">3. Jelaskan 4 Pokok Fikiran Nilai-Nilai Pancasila sebagai Dasar Fundamental sertakan ayat-ayat yang <text:s text:c="2"/>berkaitan dengannya!</text:p>
      <text:p text:style-name="P42"><text:span text:style-name="T43">1.</text:span><text:span text:style-name="T44"><text:s/>Pokok pikiran pertama<text:s/></text:span></text:p>
      <text:p text:style-name="P45"><text:s text:c="9"/>Negara Indonesia adalah negara persatuan, yaitu negara yang melindungi <text:s text:c="6"/>segenap bangsa dan seluruh tumpah darah Indonesia, mengatasi segala paham golongan maupun perseorangan.</text:p>
      <text:p text:style-name="P46"><text:span text:style-name="T47">2. Pokok pikiran kedua</text:span></text:p>
      <text:p text:style-name="P48"><text:span text:style-name="T49"><text:tab/>Bahwa Negara hendak mewujudkan suatu keadilan sosial bagi seluruh rakyat Indonesia. Dalam hal ini negara berkewajiban mewujudkan kesejahteraan umum bagi seluruh warga negara.<text:s/></text:span></text:p>
      <text:p text:style-name="P50"><text:span text:style-name="T51">3. Pokok pikiran ketiga</text:span></text:p>
      <text:p text:style-name="P52"><text:span text:style-name="T53"><text:tab/>Negara berkedaulatan rakyat. Berdasarkan <text:s/>atas kerakyatan dan permusyawaratan/perwakilan. Hal ini menunjukkan bahwa negara Indonesia adalah negara demokrasi yaitu kedaulatan ditangan rakyat.</text:span></text:p>
      <text:p text:style-name="P54"><text:span text:style-name="T55">4. Pokok pikiran keempat</text:span></text:p>
      <text:p text:style-name="P56"><text:span text:style-name="T57"><text:tab/>Negara berdasarkan atas ketuhanan yang Maha esa menurut dasar kemanusiaan yang adil dan beradab. Hal ini mengandung arti bahwa negara Indonesia menjunjung tinggi keberadaban semua agama dalam pergaulan hidup negara.<text:s/></text:span></text:p>
      <text:p text:style-name="P58"/>
      <text:p text:style-name="P59"/>
      <text:p text:style-name="P60">4. Jelaskan Makna nilai-nilai setiap sila dari Pancasila!</text:p>
      <text:p text:style-name="P61">1. Sila Pertama: Ketuhanan Yang Maha Esa adalah meliputi dan menjiwai sila-sila kemanusiaan yang adil dan beradap, persatuan Indonesia, kerakyatan yang dipimpin oleh hikmah kebijaksanaan dalam permusyawaratan/perwakilan, keadilan sosial bagi seluruh rakyat Indonesia.<text:s/></text:p>
      <text:p text:style-name="P62">2. Sila Kedua: Kemanusiaan yang adil dan beradap adalah diliputi dan dijiwai sila Ketuhanan Yang Maha Esa adalah menjiwai sila-sila persatuan Indonesia, kerakyatan yang dipimpin oleh hikmat kebijaksanaan dan permusyawaratan/perwakilan, keadilan sosial bagi seluruh rakyat Indonesia.</text:p>
      <text:p text:style-name="P63"><text:s/>3. Sila ketiga: Persatuan Indonesia adalah diliputi dan dijiwai sila Ketuhanan Yang Maha Esa Kemanusiaan yang adil dan beradap adalah meliputi dan menjiwai sila-sila kerakyatan yang<text:s/><text:soft-page-break/>dipimpin oleh hikmat kebijaksanaan dan permusyawratan/perwakilan, keadilan sosial bagi seluruh rakyat Indonesia.</text:p>
      <text:p text:style-name="P64">4. Sila keempat: Kerakyatan yang dipimpin oleh hikmat kebijakasanaan dalam permusyawaratan/perwakilan, adalah diliputi dan dijiwai oleh sila-sila Ketuhanan Yang Maha Esa, kemanusiaan yang adil dan beradap, persatuan Indonesia, meliputi dan menjiwai sila keadilan sosial bagi seluruh rakyat Indonesia.<text:s/></text:p>
      <text:p text:style-name="P65"><text:span text:style-name="T66">5. Sila Kelima: Keadilan Sosila bagi seluruh rakyat Indonesia adalah diliputi dan dijiwai oleh sila</text:span><text:span text:style-name="T67">sila Ketuhanan Yang Maha Esa, kemanusiaan yang adil dan beradap, persatuan Indonesia, kerakyatan yang dipimpin oleh hikmat kebijaksanaan dan permusyawaratan/perwakilan.</text:span></text:p>
      <text:p text:style-name="P68">5. Sebutkan 8 Sumber Identitas Nasional!</text:p>
      <text:list text:style-name="LFO6" text:continue-numbering="true">
        <text:list-item>
          <text:p text:style-name="P69">Bendera Negara,Merah Putih</text:p>
        </text:list-item>
        <text:list-item>
          <text:p text:style-name="P70">Bahasa Negara Indonesia</text:p>
        </text:list-item>
        <text:list-item>
          <text:p text:style-name="P71">Lambang Negara Garuda Pancasila</text:p>
        </text:list-item>
        <text:list-item>
          <text:p text:style-name="P72">Lagu Kebangsaan, Indonesia Raya</text:p>
        </text:list-item>
        <text:list-item>
          <text:p text:style-name="P73">UUD Negara Republik Indonesia Tahun 1945</text:p>
        </text:list-item>
        <text:list-item>
          <text:p text:style-name="P74">Semboyan Negara Bhinneka Tunggal Ika</text:p>
        </text:list-item>
        <text:list-item>
          <text:p text:style-name="P75">Kebudayaan Daerah</text:p>
        </text:list-item>
        <text:list-item>
          <text:p text:style-name="P76"><text:span text:style-name="T77">Konsepsi Wawasan Nusantara</text:span></text:p>
        </text:list-item>
        <text:list-item>
          <text:p text:style-name="P78"><text:span text:style-name="T79">Dasar Falsafah <text:s/>Negara Yaitu Pancasila</text:span></text:p>
        </text:list-item>
      </text:list>
      <text:p text:style-name="P80"/>
      <text:p text:style-name="P81">6. Jelaskan Asas-asas yang dipakai didalam undang-undang No 12 Tahun 2006 tentang kewarganegaraan <text:s/>Republik Indonesia!</text:p>
      <text:list text:style-name="LFO7" text:continue-numbering="true">
        <text:list-item>
          <text:p text:style-name="P82"><text:span text:style-name="T83">UU Nomor 12 Tahun 2006, asas ius sanguinis adalah asas yang menentukan kewarganegaraan seseorang berdasarkan keturunan, dan bukan negara tempat kelahirannya. Istilah ius sanguinis berasal dari bahasa Latin, yakni ius berarti hukum atau pedoman, dan sangu</text:span><text:span text:style-name="T84"><text:s text:c="2"/></text:span><text:span text:style-name="T85">inis berasal dari kata sanguis yang artinya darah.</text:span></text:p>
        </text:list-item>
      </text:list>
      <text:p text:style-name="P86"/>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UI Semilight" svg:font-family="Yu Gothic UI Semilight" style:font-family-generic="swiss" style:font-pitch="variable" svg:panose-1="2 11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GB" style:language-asian="en" style:country-asian="US" style:language-complex="th" style:country-complex="TH" style:text-combine="none" fo:hyphenate="true"/>
    </style:default-style>
    <style:style style:name="Normal" style:display-name="Normal" style:family="paragraph">
      <style:paragraph-properties fo:line-height="101%"/>
      <style:text-properties style:font-size-complex="11pt" fo:language="en" fo:country="US" style:language-complex="ar" style:country-complex="SA"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rmizi As Shidiq</meta:initial-creator>
    <dc:creator>kitinx@outlook.com</dc:creator>
    <meta:creation-date>2022-05-18T11:44:00Z</meta:creation-date>
    <dc:date>2022-05-21T01:27:00Z</dc:date>
    <meta:template xlink:href="Normal" xlink:type="simple"/>
    <meta:editing-cycles>3</meta:editing-cycles>
    <meta:editing-duration>PT5520S</meta:editing-duration>
    <meta:document-statistic meta:page-count="3" meta:paragraph-count="9" meta:word-count="732" meta:character-count="4901" meta:row-count="34" meta:non-whitespace-character-count="4178"/>
  </office:meta>
</office:document-meta>
</file>